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demonstrate communication between two Docker containers, you can create two simple applications and use Docker's network feature to establish communication between them. Let's create two containers: one for a basic HTTP server and another to make a request to that server.</text:p>
      <text:p text:style-name="Text_20_body">Here's an example using Node.js applications:</text:p>
      <text:h text:style-name="Heading_20_3" text:outline-level="3">1. Create a Node.js HTTP server (Server App):</text:h>
      <text:p text:style-name="Text_20_body">Create a directory for the server app:</text:p>
      <text:p text:style-name="P1">bash</text:p>
      <text:p text:style-name="Preformatted_20_Text"><text:span text:style-name="Source_20_Text">mkdir server-app</text:span></text:p>
      <text:p text:style-name="P1"><text:span text:style-name="Source_20_Text">cd server-app</text:span></text:p>
      <text:p text:style-name="Text_20_body">Inside this directory, create a file named <text:span text:style-name="Source_20_Text">server.js</text:span> with the following content:</text:p>
      <text:p text:style-name="P1">javascript</text:p>
      <text:p text:style-name="Preformatted_20_Text"><text:span text:style-name="Source_20_Text">const http = require('http');</text:span></text:p>
      <text:p text:style-name="Preformatted_20_Text"/>
      <text:p text:style-name="Preformatted_20_Text"><text:span text:style-name="Source_20_Text">const server = http.createServer((req, res) =&gt; {</text:span></text:p>
      <text:p text:style-name="Preformatted_20_Text"><text:span text:style-name="Source_20_Text"><text:s text:c="2"/>res.writeHead(200, { 'Content-Type': 'text/plain' });</text:span></text:p>
      <text:p text:style-name="Preformatted_20_Text"><text:span text:style-name="Source_20_Text"><text:s text:c="2"/>res.end('Hello from Server!'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const PORT = 3000;</text:span></text:p>
      <text:p text:style-name="Preformatted_20_Text"><text:span text:style-name="Source_20_Text">server.listen(PORT, () =&gt; {</text:span></text:p>
      <text:p text:style-name="Preformatted_20_Text"><text:span text:style-name="Source_20_Text"><text:s text:c="2"/>console.log(`Server running on port ${PORT}`);</text:span></text:p>
      <text:p text:style-name="P1"><text:span text:style-name="Source_20_Text">});</text:span></text:p>
      <text:h text:style-name="Heading_20_3" text:outline-level="3">2. Create a Node.js client (Client App):</text:h>
      <text:p text:style-name="Text_20_body">Create a directory for the client app:</text:p>
      <text:p text:style-name="P1">bash</text:p>
      <text:p text:style-name="Preformatted_20_Text"><text:span text:style-name="Source_20_Text">mkdir client-app</text:span></text:p>
      <text:p text:style-name="P1"><text:span text:style-name="Source_20_Text">cd client-app</text:span></text:p>
      <text:p text:style-name="Text_20_body">Inside this directory, create a file named <text:span text:style-name="Source_20_Text">client.js</text:span> with the following content:</text:p>
      <text:p text:style-name="P1">javascript</text:p>
      <text:p text:style-name="Preformatted_20_Text"><text:span text:style-name="Source_20_Text">const http = require('http');</text:span></text:p>
      <text:p text:style-name="Preformatted_20_Text"/>
      <text:p text:style-name="Preformatted_20_Text"><text:span text:style-name="Source_20_Text">const options = {</text:span></text:p>
      <text:p text:style-name="Preformatted_20_Text"><text:span text:style-name="Source_20_Text"><text:s text:c="2"/>hostname: 'server-container', // This will be the container name of the server</text:span></text:p>
      <text:p text:style-name="Preformatted_20_Text"><text:span text:style-name="Source_20_Text"><text:s text:c="2"/>port: 3000,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onst req = http.request(options, (res) =&gt; {</text:span></text:p>
      <text:p text:style-name="Preformatted_20_Text"><text:span text:style-name="Source_20_Text"><text:s text:c="2"/>let data = '';</text:span></text:p>
      <text:p text:style-name="Preformatted_20_Text"/>
      <text:p text:style-name="Preformatted_20_Text"><text:span text:style-name="Source_20_Text"><text:s text:c="2"/>res.on('data', (chunk) =&gt; {</text:span></text:p>
      <text:p text:style-name="Preformatted_20_Text"><text:span text:style-name="Source_20_Text"><text:s text:c="4"/>data += chunk;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res.on('end', () =&gt; {</text:span></text:p>
      <text:p text:style-name="Preformatted_20_Text"><text:span text:style-name="Source_20_Text"><text:s text:c="4"/>console.log(`Response from Server: ${data}`);</text:span></text:p>
      <text:p text:style-name="Preformatted_20_Text"><text:soft-page-break/><text:span text:style-name="Source_20_Text"><text:s text:c="2"/>}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req.on('error', (e) =&gt; {</text:span></text:p>
      <text:p text:style-name="Preformatted_20_Text"><text:span text:style-name="Source_20_Text"><text:s text:c="2"/>console.error(`Request error: ${e.message}`);</text:span></text:p>
      <text:p text:style-name="Preformatted_20_Text"><text:span text:style-name="Source_20_Text">});</text:span></text:p>
      <text:p text:style-name="Preformatted_20_Text"/>
      <text:p text:style-name="P1"><text:span text:style-name="Source_20_Text">req.end();</text:span></text:p>
      <text:h text:style-name="Heading_20_3" text:outline-level="3">3. Dockerize the applications:</text:h>
      <text:h text:style-name="Heading_20_4" text:outline-level="4">Dockerfile for Server App:</text:h>
      <text:p text:style-name="Text_20_body">Create a <text:span text:style-name="Source_20_Text">Dockerfile</text:span> in the <text:span text:style-name="Source_20_Text">server-app</text:span> directory:</text:p>
      <text:p text:style-name="P1">Dockerfile</text:p>
      <text:p text:style-name="Preformatted_20_Text"><text:span text:style-name="Source_20_Text">FROM node:latest</text:span></text:p>
      <text:p text:style-name="Preformatted_20_Text"/>
      <text:p text:style-name="Preformatted_20_Text"><text:span text:style-name="Source_20_Text">WORKDIR /usr/src/app</text:span></text:p>
      <text:p text:style-name="Preformatted_20_Text"/>
      <text:p text:style-name="Preformatted_20_Text"><text:span text:style-name="Source_20_Text">COPY server.js .</text:span></text:p>
      <text:p text:style-name="Preformatted_20_Text"/>
      <text:p text:style-name="Preformatted_20_Text"><text:span text:style-name="Source_20_Text">EXPOSE 3000</text:span></text:p>
      <text:p text:style-name="Preformatted_20_Text"/>
      <text:p text:style-name="P1"><text:span text:style-name="Source_20_Text">CMD ["node", "server.js"]</text:span></text:p>
      <text:h text:style-name="Heading_20_4" text:outline-level="4">Dockerfile for Client App:</text:h>
      <text:p text:style-name="Text_20_body">Create a <text:span text:style-name="Source_20_Text">Dockerfile</text:span> in the <text:span text:style-name="Source_20_Text">client-app</text:span> directory:</text:p>
      <text:p text:style-name="P1">Dockerfile</text:p>
      <text:p text:style-name="Preformatted_20_Text"><text:span text:style-name="Source_20_Text">FROM node:latest</text:span></text:p>
      <text:p text:style-name="Preformatted_20_Text"/>
      <text:p text:style-name="Preformatted_20_Text"><text:span text:style-name="Source_20_Text">WORKDIR /usr/src/app</text:span></text:p>
      <text:p text:style-name="Preformatted_20_Text"/>
      <text:p text:style-name="Preformatted_20_Text"><text:span text:style-name="Source_20_Text">COPY client.js .</text:span></text:p>
      <text:p text:style-name="Preformatted_20_Text"/>
      <text:p text:style-name="P1"><text:span text:style-name="Source_20_Text">CMD ["node", "client.js"]</text:span></text:p>
      <text:h text:style-name="Heading_20_3" text:outline-level="3">4. Build Docker images and run containers:</text:h>
      <text:h text:style-name="Heading_20_4" text:outline-level="4">Build Docker images:</text:h>
      <text:p text:style-name="Text_20_body">Build the Docker images for both applications:</text:p>
      <text:p text:style-name="P1">bash</text:p>
      <text:p text:style-name="Preformatted_20_Text"><text:span text:style-name="Source_20_Text">cd server-app</text:span></text:p>
      <text:p text:style-name="Preformatted_20_Text"><text:span text:style-name="Source_20_Text">docker build -t server-image .</text:span></text:p>
      <text:p text:style-name="Preformatted_20_Text"/>
      <text:p text:style-name="Preformatted_20_Text"><text:span text:style-name="Source_20_Text">cd ../client-app</text:span></text:p>
      <text:p text:style-name="P1"><text:span text:style-name="Source_20_Text">docker build -t client-image .</text:span></text:p>
      <text:h text:style-name="Heading_20_4" text:outline-level="4">Create a Docker network:</text:h>
      <text:p text:style-name="Text_20_body">Create a Docker network to allow communication between the containers:</text:p>
      <text:p text:style-name="P1"><text:soft-page-break/>bash</text:p>
      <text:p text:style-name="P1"><text:span text:style-name="Source_20_Text">docker network create my-network</text:span></text:p>
      <text:h text:style-name="Heading_20_4" text:outline-level="4">Run the Docker containers:</text:h>
      <text:p text:style-name="Text_20_body">Run the containers, ensuring they're connected to the same network:</text:p>
      <text:p text:style-name="P1">bash</text:p>
      <text:p text:style-name="Preformatted_20_Text"><text:span text:style-name="Source_20_Text">docker run --network my-network --name server-container -d server-image</text:span></text:p>
      <text:p text:style-name="Preformatted_20_Text"/>
      <text:p text:style-name="P1"><text:span text:style-name="Source_20_Text">docker run --network my-network --name client-container -d client-image</text:span></text:p>
      <text:h text:style-name="Heading_20_3" text:outline-level="3">5. Verify communication:</text:h>
      <text:p text:style-name="Text_20_body">Check the output of the client container to see if it received a response from the server container:</text:p>
      <text:p text:style-name="P1">bash</text:p>
      <text:p text:style-name="P1"><text:span text:style-name="Source_20_Text">docker logs client-container</text:span></text:p>
      <text:p text:style-name="Text_20_body">You should see the response message: <text:span text:style-name="Source_20_Text">Response from Server: Hello from Server!</text:span>.</text:p>
      <text:p text:style-name="Text_20_body">This demonstrates communication between two Docker containers using a Docker network. The client container sends a request to the server container, and the server responds accordingly.</text:p>
      <text:p text:style-name="Text_20_body">Note: Replace <text:span text:style-name="Source_20_Text">server-container</text:span> in the <text:span text:style-name="Source_20_Text">client.js</text:span> file with the actual name of your server container, which in this example is <text:span text:style-name="Source_20_Text">server-container</text:span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5:37:24.546235672</meta:creation-date>
    <dc:date>2023-12-14T15:38:37.394467650</dc:date>
    <meta:editing-duration>PT1M13S</meta:editing-duration>
    <meta:editing-cycles>1</meta:editing-cycles>
    <meta:document-statistic meta:table-count="0" meta:image-count="0" meta:object-count="0" meta:page-count="3" meta:paragraph-count="83" meta:word-count="428" meta:character-count="2900" meta:non-whitespace-character-count="2529"/>
    <meta:generator>LibreOffice/7.3.7.2$Linux_X86_64 LibreOffice_project/30$Build-2</meta:generator>
  </office:meta>
</office:document-meta>
</file>